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da7" officeooo:paragraph-rsid="001b2da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4">Linux Job </text:span><text:s/></text:p>
      <text:p text:style-name="P1"/>
      <text:p text:style-name="P1"/>
      <text:p text:style-name="P1">1. at job</text:p>
      <text:p text:style-name="P1"/>
      <text:p text:style-name="P1">2. cron jo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3:15:49.237291694</meta:creation-date>
    <dc:date>2020-04-21T03:17:21.185053343</dc:date>
    <meta:editing-duration>PT1M36S</meta:editing-duration>
    <meta:editing-cycles>1</meta:editing-cycles>
    <meta:document-statistic meta:table-count="0" meta:image-count="0" meta:object-count="0" meta:page-count="1" meta:paragraph-count="3" meta:word-count="8" meta:character-count="90" meta:non-whitespace-character-count="24"/>
    <meta:generator>LibreOffice/6.2.8.2$Linux_X86_64 LibreOffice_project/20$Build-2</meta:generator>
  </office:meta>
</office:document-meta>
</file>